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64000000640AE4E9554D21C4650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loext:graphic-properties draw:fill="solid" draw:fill-color="#ffffff"/>
      <style:paragraph-properties fo:background-color="#ffffff"/>
    </style:style>
    <style:style style:name="P3" style:family="paragraph" style:parent-style-name="Standard">
      <style:paragraph-properties fo:line-height="100%" fo:orphans="0" fo:widows="0"/>
      <style:text-properties fo:font-size="6pt" fo:font-weight="bold" style:font-size-asian="6pt" style:font-weight-asian="bold" style:font-size-complex="6pt"/>
    </style:style>
    <style:style style:name="P4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line-height="100%" fo:orphans="0" fo:widows="0"/>
    </style:style>
    <style:style style:name="P6" style:family="paragraph" style:parent-style-name="Standard" style:list-style-name="WWNum1">
      <style:paragraph-properties fo:margin-left="0.5in" fo:margin-right="0in" fo:margin-top="0.1665in" fo:margin-bottom="0in" loext:contextual-spacing="false" fo:line-height="200%" fo:text-indent="-0.25in" style:auto-text-indent="false"/>
    </style:style>
    <style:style style:name="P7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.0417in" loext:contextual-spacing="false" fo:line-height="2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222in" loext:contextual-spacing="false" fo:line-height="113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.1665in" loext:contextual-spacing="false" fo:line-height="2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1665in" fo:margin-bottom="0.1665in" loext:contextual-spacing="false" fo:line-height="200%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margin-top="0in" fo:margin-bottom="0.0417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.1665in" fo:margin-bottom="0.1665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top="0.1665in" fo:margin-bottom="0.1665in" loext:contextual-spacing="false" fo:line-height="100%"/>
    </style:style>
    <style:style style:name="P16" style:family="paragraph" style:parent-style-name="Standard">
      <style:paragraph-properties fo:margin-top="0.1665in" fo:margin-bottom="0.1665in" loext:contextual-spacing="false" fo:line-height="200%"/>
    </style:style>
    <style:style style:name="P17" style:family="paragraph" style:parent-style-name="Standard">
      <style:paragraph-properties fo:margin-top="0.1665in" fo:margin-bottom="0.1665in" loext:contextual-spacing="false" fo:line-height="115%"/>
    </style:style>
    <style:style style:name="P18" style:family="paragraph" style:parent-style-name="Standard">
      <style:paragraph-properties fo:margin-left="0.5in" fo:margin-right="0in" fo:margin-top="0.1665in" fo:margin-bottom="0.1665in" loext:contextual-spacing="false" fo:line-height="200%" fo:text-indent="0in" style:auto-text-indent="false"/>
    </style:style>
    <style:style style:name="P19" style:family="paragraph" style:parent-style-name="Standard" style:master-page-name="Standard">
      <style:paragraph-properties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Arial" fo:font-size="11pt" style:font-name-asian="Arial1" style:font-size-asian="11pt" style:font-name-complex="Arial1" style:font-size-complex="11pt"/>
    </style:style>
    <style:style style:name="T7" style:family="text">
      <style:text-properties fo:font-weight="bold" style:font-weight-asian="bold"/>
    </style:style>
    <style:style style:name="T8" style:family="text">
      <style:text-properties fo:font-size="24pt" fo:font-weight="bold" style:font-size-asian="24pt" style:font-weight-asian="bold" style:font-size-complex="24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Member name: </text:span><text:span text:style-name="T2">…………………………………………….</text:span><text:span text:style-name="T1">Node #: </text:span><text:span text:style-name="T2">………………………….</text:span></text:p>
      <text:p text:style-name="P1"/>
      <text:p text:style-name="Standard"><text:span text:style-name="T4">TP-Link router:</text:span></text:p>
      <text:p text:style-name="P2">Internal/Local IP address is: ……………………………....<text:tab/><text:tab/><text:span text:style-name="T5">default: 192.168.0.1</text:span></text:p>
      <text:list xml:id="list1223542174" text:style-name="WWNum1">
        <text:list-item>
          <text:p text:style-name="P6">Username: …………………………………………. <text:s text:c="2"/><text:tab/><text:tab/><text:span text:style-name="T5">default: admin</text:span></text:p>
        </text:list-item>
        <text:list-item>
          <text:p text:style-name="P8">Password: <text:s/>…………………………………………. <text:s text:c="2"/><text:tab/><text:tab/><text:span text:style-name="T5">default: admin</text:span> </text:p>
        </text:list-item>
      </text:list>
      <text:p text:style-name="Standard"><text:span text:style-name="T7">Home WiFi:</text:span></text:p>
      <text:list xml:id="list63558006099848" text:continue-numbering="true" text:style-name="WWNum1">
        <text:list-item>
          <text:p text:style-name="P12">SSID: ……………………………………………….</text:p>
        </text:list-item>
        <text:list-item>
          <text:p text:style-name="P13">Password: ………………………………………….</text:p>
        </text:list-item>
      </text:list>
      <text:p text:style-name="P14"><text:span text:style-name="T7">Guest WiFi:</text:span></text:p>
      <text:list xml:id="list63558376530867" text:continue-numbering="true" text:style-name="WWNum1">
        <text:list-item>
          <text:p text:style-name="P7">SSID: <text:tab/><text:tab/><text:span text:style-name="T7">-NYC Mesh Community WiFi-</text:span></text:p>
        </text:list-item>
        <text:list-item>
          <text:p text:style-name="P9">Password: <text:s/><text:tab/>-</text:p>
        </text:list-item>
      </text:list>
      <text:p text:style-name="P14"><text:span text:style-name="T4">⃣LiteBeam / Nanobeam</text:span></text:p>
      <text:p text:style-name="P2">The “Internal/Local IP address is: ………………………...<text:tab/><text:tab/><text:span text:style-name="T5">default: 192.168.1.20</text:span></text:p>
      <text:list xml:id="list63557985332938" text:continue-numbering="true" text:style-name="WWNum1">
        <text:list-item>
          <text:p text:style-name="P6">Username: …………………………………………. <text:s text:c="2"/><text:tab/><text:tab/><text:span text:style-name="T5">default: ubnt</text:span></text:p>
        </text:list-item>
        <text:list-item>
          <text:p text:style-name="P10">Password: <text:s/>…………………………………………. <text:s text:c="2"/><text:tab/><text:tab/><text:span text:style-name="T5">default: ubnt</text:span></text:p>
        </text:list-item>
      </text:list>
      <text:p text:style-name="P15"><text:span text:style-name="T4">⃣SXT</text:span></text:p>
      <text:p text:style-name="P2">The “Internal/Local IP address is: ………………………...<text:tab/><text:tab/><text:span text:style-name="T5">default: 192.168.88.1,</text:span></text:p>
      <text:list xml:id="list63556905310785" text:continue-numbering="true" text:style-name="WWNum1">
        <text:list-item>
          <text:p text:style-name="P6">Username: …………………………………………. <text:s text:c="2"/><text:tab/><text:tab/><text:span text:style-name="T5">default: admin</text:span></text:p>
        </text:list-item>
        <text:list-item>
          <text:p text:style-name="P10">Password: <text:s/>…………………………………………. <text:s text:c="2"/><text:tab/><text:tab/><text:span text:style-name="T5">default: <text:s/>- </text:span></text:p>
        </text:list-item>
      </text:list>
      <text:p text:style-name="P16"><text:span text:style-name="T4">Connection to:</text:span> (<text:span text:style-name="T5">hub#, SN#, node# or name, and SSID. E.g SN4, </text:span><text:span text:style-name="T3">nycmesh-1348-east</text:span>)</text:p>
      <text:list xml:id="list63558413875494" text:continue-numbering="true" text:style-name="WWNum1">
        <text:list-item>
          <text:p text:style-name="P11">………………………………………….………………………………………….………………………</text:p>
        </text:list-item>
      </text:list>
      <text:p text:style-name="P18"/>
      <text:p text:style-name="P15"><text:span text:style-name="T4">⃣OmniTik</text:span></text:p>
      <text:p text:style-name="P2">The “Internal/Local IP address is: ………………………...<text:tab/><text:tab/><text:span text:style-name="T5">default: 192.168.88.1,</text:span></text:p>
      <text:list xml:id="list63558683511963" text:continue-numbering="true" text:style-name="WWNum1">
        <text:list-item>
          <text:p text:style-name="P6">Username: …………………………………………. <text:s text:c="2"/><text:tab/><text:tab/><text:span text:style-name="T5">default: admin</text:span></text:p>
        </text:list-item>
        <text:list-item>
          <text:p text:style-name="P10">Password: <text:s/>…………………………………………. <text:s text:c="2"/><text:tab/><text:tab/><text:span text:style-name="T5">default: <text:s/>- </text:span></text:p>
        </text:list-item>
      </text:list>
      <text:p text:style-name="P15"><text:span text:style-name="T7">Community WiFi:</text:span></text:p>
      <text:list xml:id="list63557773710498" text:continue-numbering="true" text:style-name="WWNum1">
        <text:list-item>
          <text:p text:style-name="P7">SSID: <text:tab/><text:tab/><text:span text:style-name="T7">-NYC Mesh Community WiFi-</text:span></text:p>
        </text:list-item>
        <text:list-item>
          <text:p text:style-name="P9">Password: <text:s/><text:tab/>- </text:p>
        </text:list-item>
      </text:list>
      <text:p text:style-name="Standard"><text:span text:style-name="T7"><text:s/>Node WiFi:</text:span></text:p>
      <text:list xml:id="list63557016978839" text:continue-numbering="true" text:style-name="WWNum1">
        <text:list-item>
          <text:p text:style-name="P6">SSID: ……………………………………………….<text:tab/><text:tab/><text:span text:style-name="T5">nycmesh-xxxx-omni (xxxx=node#)</text:span></text:p>
        </text:list-item>
        <text:list-item>
          <text:p text:style-name="P8">Password: …………………………………………. <text:tab/><text:tab/><text:span text:style-name="T5">default: nycmeshnet</text:span></text:p>
        </text:list-item>
      </text:list>
      <text:p text:style-name="P1"/>
      <text:p text:style-name="Standard"><text:span text:style-name="T7">Ethernet Port Connections: </text:span>(Name or Apt. # and Node#)</text:p>
      <text:p text:style-name="P17">Ether1: ……………………………………………….<text:tab/><text:tab/><text:tab/>LAN - POE In</text:p>
      <text:p text:style-name="P17">Ether2: ……………………………………………….<text:tab/><text:tab/><text:tab/>LAN</text:p>
      <text:p text:style-name="P17">Ether3: ……………………………………………….<text:tab/><text:tab/><text:tab/>LAN</text:p>
      <text:p text:style-name="P17">Ether4: ……………………………………………….<text:tab/><text:tab/><text:tab/>LAN</text:p>
      <text:p text:style-name="P17">Ether5: …Lbe/SXT………………………………….<text:tab/><text:tab/><text:tab/>WAN - POE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25in" fo:margin-left="-0.0813in" fo:margin-top="0in" fo:margin-bottom="0in" table:align="left"/>
    </style:style>
    <style:style style:name="Table1.A" style:family="table-column">
      <style:table-column-properties style:column-width="7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ffffff"/>
    </style:style>
    <style:style style:name="MP1" style:family="paragraph" style:parent-style-name="Standard">
      <style:paragraph-properties fo:line-height="100%" fo:orphans="0" fo:widows="0"/>
      <style:text-properties fo:font-size="6pt" fo:font-weight="bold" style:font-size-asian="6pt" style:font-weight-asian="bold" style:font-size-complex="6pt"/>
    </style:style>
    <style:style style:name="MP2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MP3" style:family="paragraph" style:parent-style-name="Standard">
      <style:paragraph-properties fo:line-height="100%" fo:orphans="0" fo:widows="0"/>
    </style:style>
    <style:style style:name="MT1" style:family="text">
      <style:text-properties fo:font-size="24pt" fo:font-weight="bold" style:font-size-asian="24pt" style:font-weight-asian="bold" style:font-size-complex="24pt"/>
    </style:style>
    <style:style style:name="MT2" style:family="text">
      <style:text-properties fo:font-size="14pt" fo:font-weight="bold" style:font-size-asian="14pt" style:font-weight-asian="bold" style:font-size-complex="14pt"/>
    </style:style>
    <style:style style:name="MT3" style:family="text">
      <style:text-properties fo:color="#1155cc" style:text-underline-style="solid" style:text-underline-width="auto" style:text-underline-color="font-color"/>
    </style:style>
    <style:style style:name="Mfr1" style:family="graphic" style:parent-style-name="Graphics">
      <style:graphic-properties fo:margin-left="0.0201in" fo:margin-right="0.0201in" fo:margin-top="0.0201in" fo:margin-bottom="0.020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126in" fo:margin-bottom="0.25in" fo:margin-left="0.6252in" fo:margin-right="0.6252in" style:writing-mode="lr-tb" style:layout-grid-color="#c0c0c0" style:layout-grid-lines="2254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374in" fo:margin-left="0in" fo:margin-right="0in" fo:margin-bottom="0.898in" style:dynamic-spacing="true"/>
      </style:header-style>
      <style:footer-style>
        <style:header-footer-properties fo:min-height="0.6252in" fo:margin-left="0in" fo:margin-right="0in" fo:margin-top="0.586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0in" svg:y="0.0626in" svg:width="0.8484in" svg:height="0.8484in" draw:z-index="0"><draw:image xlink:href="Pictures/100002010000064000000640AE4E9554D21C4650.png" xlink:type="simple" xlink:show="embed" xlink:actuate="onLoad" loext:mime-type="image/png"/></draw:frame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MP2"/>
              <text:p text:style-name="MP3"><text:span text:style-name="MT1"><text:s/>NYC Mesh</text:span><text:span text:style-name="MT2"> <text:s text:c="29"/>“The Internet is for everyone”</text:span></text:p>
            </table:table-cell>
          </table:table-row>
          <table:table-row table:style-name="Table1.1">
            <table:table-cell table:style-name="Table1.A1" office:value-type="string">
              <text:p text:style-name="MP1"/>
            </table:table-cell>
          </table:table-row>
        </table:table>
        <text:p text:style-name="Standard"/>
      </style:header>
      <style:footer>
        <text:p text:style-name="Standard"><text:a xlink:type="simple" xlink:href="http://www.nycmesh.net" text:style-name="ListLabel_20_10" text:visited-style-name="ListLabel_20_10"><text:span text:style-name="MT3">www.nycmesh.net</text:span></text:a><text:tab/><text:tab/><text:tab/><text:tab/><text:tab/><text:tab/><text:tab/><text:tab/><text:tab/><text:tab/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39" meta:word-count="181" meta:character-count="1519" meta:non-whitespace-character-count="1288"/>
    <meta:generator>LibreOfficeDev/6.0.5.2$Linux_X86_64 LibreOffice_project/</meta:generator>
  </office:meta>
</office:document-meta>
</file>